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5cm" fo:min-width="5.08cm" loext:decorative="false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7cm" fo:min-width="5.08cm" loext:decorative="false"/>
      <style:paragraph-properties style:writing-mode="lr-tb"/>
    </style:style>
    <style:style style:name="gr5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3cm" fo:min-width="5.08cm" loext:decorative="false"/>
      <style:paragraph-properties style:writing-mode="lr-tb"/>
    </style:style>
    <style:style style:name="gr7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1cm" fo:min-width="5.08cm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5.08cm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5.08cm" loext:decorative="false"/>
      <style:paragraph-properties style:writing-mode="lr-tb"/>
    </style:style>
    <style:style style:name="gr14" style:family="graphic" style:parent-style-name="standard" style:list-style-name="L1">
      <style:graphic-properties draw:fill-color="#00a933" draw:textarea-horizontal-align="justify" draw:textarea-vertical-align="middle" draw:auto-grow-height="false" fo:min-height="2.54cm" fo:min-width="5.08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Liberation Sans" fo:font-size="13pt" fo:font-style="italic" fo:font-weight="bold" style:letter-kerning="true" style:font-name-asian="Noto Sans CJK SC" style:font-size-asian="18pt" style:font-name-complex="Lohit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03cm" svg:height="0.952cm" svg:x="11.342cm" svg:y="1.77cm">
          <draw:text-box>
            <text:p>DSS Services content</text:p>
          </draw:text-box>
        </draw:frame>
        <draw:frame draw:style-name="gr2" draw:text-style-name="P1" draw:layer="layout" svg:width="5.08cm" svg:height="3.585cm" svg:x="2.34cm" svg:y="6.268cm">
          <draw:text-box>
            <text:p>Management following</text:p>
            <text:p>Entities:-</text:p>
            <text:p/>
            <text:p>User</text:p>
            <text:p>Role</text:p>
            <text:p>Authority</text:p>
            <text:p/>
          </draw:text-box>
        </draw:frame>
        <draw:custom-shape draw:style-name="gr3" draw:text-style-name="P3" draw:layer="layout" svg:width="5.08cm" svg:height="2.54cm" svg:x="2.34cm" svg:y="3.54cm">
          <text:p text:style-name="P2"><text:span text:style-name="T1">Authentication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4.097cm" svg:x="21.44cm" svg:y="6.213cm">
          <draw:text-box>
            <text:p>Management following</text:p>
            <text:p>entities:-</text:p>
            <text:p/>
            <text:p>Student</text:p>
            <text:p><text:s text:c="3"/>Guardian</text:p>
            <text:p><text:s text:c="2"/>Consent</text:p>
            <text:p/>
            <text:p/>
          </draw:text-box>
        </draw:frame>
        <draw:custom-shape draw:style-name="gr5" draw:text-style-name="P4" draw:layer="layout" svg:width="5.08cm" svg:height="2.54cm" svg:x="21.44cm" svg:y="3.541cm">
          <text:p text:style-name="P2"><text:span text:style-name="T1">Student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5.08cm" svg:height="3.073cm" svg:x="14.94cm" svg:y="6.326cm">
          <draw:text-box>
            <text:p>Management following</text:p>
            <text:p>Entities:-</text:p>
            <text:p/>
            <text:p>Teachers</text:p>
            <text:p>Courses</text:p>
            <text:p/>
          </draw:text-box>
        </draw:frame>
        <draw:custom-shape draw:style-name="gr7" draw:text-style-name="P4" draw:layer="layout" svg:width="5.08cm" svg:height="2.54cm" svg:x="14.94cm" svg:y="3.542cm">
          <text:p text:style-name="P2"><text:span text:style-name="T1">Teacher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08cm" svg:height="2.561cm" svg:x="14.94cm" svg:y="14.383cm">
          <draw:text-box>
            <text:p>Management following</text:p>
            <text:p>entities:-</text:p>
            <text:p/>
            <text:p>Documents</text:p>
            <text:p/>
          </draw:text-box>
        </draw:frame>
        <draw:custom-shape draw:style-name="gr9" draw:text-style-name="P4" draw:layer="layout" svg:width="5.08cm" svg:height="2.54cm" svg:x="14.94cm" svg:y="11.143cm">
          <text:p text:style-name="P2"><text:span text:style-name="T1">Document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5.08cm" svg:height="4.097cm" svg:x="8.64cm" svg:y="6.317cm">
          <draw:text-box>
            <text:p>Management following</text:p>
            <text:p>Entities:-</text:p>
            <text:p/>
            <text:p>Schools</text:p>
            <text:p>Classes</text:p>
            <text:p>Addresses</text:p>
            <text:p>Employees</text:p>
            <text:p/>
          </draw:text-box>
        </draw:frame>
        <draw:custom-shape draw:style-name="gr10" draw:text-style-name="P4" draw:layer="layout" svg:width="5.08cm" svg:height="2.54cm" svg:x="8.64cm" svg:y="3.545cm">
          <text:p text:style-name="P2"><text:span text:style-name="T1">School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5.08cm" svg:height="1.537cm" svg:x="8.64cm" svg:y="14.998cm">
          <draw:text-box>
            <text:p>Used as check points </text:p>
            <text:p>for all arrived requests</text:p>
            <text:p/>
          </draw:text-box>
        </draw:frame>
        <draw:custom-shape draw:style-name="gr12" draw:text-style-name="P4" draw:layer="layout" svg:width="5.08cm" svg:height="2.54cm" svg:x="8.64cm" svg:y="11.246cm">
          <text:p text:style-name="P2"><text:span text:style-name="T1">DSS-Gateway </text:span></text:p>
          <text:p text:style-name="P2">Service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5.08cm" svg:height="2.049cm" svg:x="2.34cm" svg:y="14.743cm">
          <draw:text-box>
            <text:p><text:tab/></text:p>
            <text:p><text:tab/>Management </text:p>
            <text:p><text:tab/>Hole Requests</text:p>
            <text:p/>
          </draw:text-box>
        </draw:frame>
        <draw:custom-shape draw:style-name="gr14" draw:text-style-name="P4" draw:layer="layout" svg:width="5.08cm" svg:height="2.54cm" svg:x="2.34cm" svg:y="11.247cm">
          <text:p text:style-name="P2"><text:span text:style-name="T1">BFF </text:span></text:p>
          <text:p text:style-name="P2">Servic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ff0000" draw:marker-start-width="0.2cm" draw:marker-start-center="false" draw:marker-end-width="0.2cm" draw:marker-end-center="false" svg:stroke-opacity="100%" draw:stroke-linejoin="round" svg:stroke-linecap="butt" draw:fill="solid" draw:fill-color="#ff800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contour="false" fo:padding-top="0cm" fo:padding-bottom="0cm" fo:padding-left="0cm" fo:padding-right="0cm" draw:shadow="hidden" draw:shadow-offset-x="0.203cm" draw:shadow-offset-y="0.203cm" draw:shadow-color="#808080" draw:shadow-opacity="100%" loext:shadow-blur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 Narrow" fo:font-family="'Liberation Sans Narrow'" style:font-style-name="Bold" style:font-family-generic="swiss" style:font-pitch="variable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  <style:text-properties fo:background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0:13:47.415956037</meta:creation-date>
    <dc:date>2024-10-19T00:21:20.003793456</dc:date>
    <meta:editing-duration>P1DT5H19M25S</meta:editing-duration>
    <meta:editing-cycles>36</meta:editing-cycles>
    <meta:generator>LibreOffice/24.2.6.2$Linux_X86_64 LibreOffice_project/420$Build-2</meta:generator>
    <meta:document-statistic meta:object-count="15"/>
  </office:meta>
</office:document-meta>
</file>